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6e47" officeooo:paragraph-rsid="00186e47"/>
    </style:style>
    <style:style style:name="P2" style:family="paragraph" style:parent-style-name="Standard">
      <style:text-properties officeooo:rsid="0018ad79" officeooo:paragraph-rsid="0018ad79"/>
    </style:style>
    <style:style style:name="P3" style:family="paragraph" style:parent-style-name="Standard">
      <style:text-properties officeooo:rsid="0019d6d7" officeooo:paragraph-rsid="0019d6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 :</text:p>
      <text:p text:style-name="P1"/>
      <text:p text:style-name="P1">MachineMots</text:p>
      <text:p text:style-name="P1"/>
      <text:p text:style-name="P1">Lexique :</text:p>
      <text:p text:style-name="P1"/>
      <text:p text:style-name="P1">motUsed : un Mot</text:p>
      <text:p text:style-name="P1"/>
      <text:p text:style-name="P1">i : un entier</text:p>
      <text:p text:style-name="P1"/>
      <text:p text:style-name="P1">Algorithme :</text:p>
      <text:p text:style-name="P1"/>
      <text:p text:style-name="P1">DémarrerMot : la fonction</text:p>
      <text:p text:style-name="P1">demarrerCar()</text:p>
      <text:p text:style-name="P1">avancerMot()</text:p>
      <text:p text:style-name="P1"/>
      <text:p text:style-name="P1">AvancerMot : la fonction</text:p>
      <text:p text:style-name="P1"/>
      <text:p text:style-name="P1">Tantque( carCourant() = space) faire</text:p>
      <text:p text:style-name="P1"><text:tab/>avancerCar()</text:p>
      <text:p text:style-name="P1">fintantque</text:p>
      <text:p text:style-name="P1"/>
      <text:p text:style-name="P1">Lgm de motUsed ← 0</text:p>
      <text:p text:style-name="P1"/>
      <text:p text:style-name="P1">Si carCourant() = LF alors</text:p>
      <text:p text:style-name="P1"><text:tab/>Tab[Lgm de motUsed] de motUsed ← ‘\n ‘</text:p>
      <text:p text:style-name="P1"><text:tab/>avancerCar()</text:p>
      <text:p text:style-name="P1"><text:tab/>lgm de MotUsed ← 1</text:p>
      <text:p text:style-name="P1">sinon</text:p>
      <text:p text:style-name="P1"><text:tab/>tantque Carcourant()!= LF etpuis carCourant ≠ marque() etpuis carCourant ≠ space faire</text:p>
      <text:p text:style-name="P1"><text:tab/><text:tab/>Si carCourant() &gt; ‘A ‘ etpuis carCourant &lt; ‘Z’ alors</text:p>
      <text:p text:style-name="P1"><text:tab/><text:tab/> <text:tab/>Tab[Lgm de motUsed] de motUsed ← carCourant()</text:p>
      <text:p text:style-name="P1"><text:tab/><text:tab/><text:tab/>lgm de motUsed ← lgm de motUsed +1</text:p>
      <text:p text:style-name="P1"><text:tab/><text:tab/><text:tab/>avancerCar()</text:p>
      <text:p text:style-name="P1"><text:tab/><text:tab/>finsi</text:p>
      <text:p text:style-name="P1"><text:tab/>fintantque</text:p>
      <text:p text:style-name="P1">finsi</text:p>
      <text:p text:style-name="P1"/>
      <text:p text:style-name="P1">tab[Lgm de motUsed] de motUsed ← \0</text:p>
      <text:p text:style-name="P1"/>
      <text:p text:style-name="P1"/>
      <text:p text:style-name="P1">MotCour : la fonction =&gt; un mot</text:p>
      <text:p text:style-name="P1">MotCour &lt; = motUsed</text:p>
      <text:p text:style-name="P1"/>
      <text:p text:style-name="P1"/>
      <text:p text:style-name="P2">Cryptage :</text:p>
      <text:p text:style-name="P2"/>
      <text:p text:style-name="P2">Lexique :</text:p>
      <text:p text:style-name="P2">l, k, z : des entiers</text:p>
      <text:p text:style-name="P2"/>
      <text:p text:style-name="P2">InitCrypt : la fonction</text:p>
      <text:p text:style-name="P2">Lgm de cle = 6</text:p>
      <text:p text:style-name="P2"><text:soft-page-break/>Tab[1] de cle = ‘C’</text:p>
      <text:p text:style-name="P2">Tab[2] de cle = ‘I’</text:p>
      <text:p text:style-name="P2">Tab[3] de cle = ‘T’</text:p>
      <text:p text:style-name="P2">Tab[4] de cle = ‘R’</text:p>
      <text:p text:style-name="P2">Tab[5] de cle = ‘O’</text:p>
      <text:p text:style-name="P2">Tab[6] de cle = ‘N’</text:p>
      <text:p text:style-name="P2"/>
      <text:p text:style-name="P2"/>
      <text:p text:style-name="P3">CrypterMot : la fonction (mot src, mot dst) </text:p>
      <text:p text:style-name="P3">k ← 0</text:p>
      <text:p text:style-name="P3">Si (lgm de src = 1) alors</text:p>
      <text:p text:style-name="P3"><text:tab/>écrire( « \n»)</text:p>
      <text:p text:style-name="P3">Sinon</text:p>
      <text:p text:style-name="P3"><text:tab/>Tantque (k &lt; lgm de src) faire</text:p>
      <text:p text:style-name="P3"><text:tab/><text:tab/>srcI ← tab[k] de src – 64</text:p>
      <text:p text:style-name="P3"><text:tab/><text:tab/>cleI ← tab[l] de cle – 64</text:p>
      <text:p text:style-name="P3">tab[k] de dst ← srcI + cleI + 64</text:p>
      <text:p text:style-name="P3"/>
      <text:p text:style-name="P3">si tab[k] de dst &gt; 90 alors</text:p>
      <text:p text:style-name="P3"><text:tab/>tab[k] de dst ← tab[k] de dst – 90 +64</text:p>
      <text:p text:style-name="P3">finsi</text:p>
      <text:p text:style-name="P3"/>
      <text:p text:style-name="P3">l ← l +1</text:p>
      <text:p text:style-name="P3">k ← k +1</text:p>
      <text:p text:style-name="P3"/>
      <text:p text:style-name="P3">si (L &gt; lgm de cle) alors</text:p>
      <text:p text:style-name="P3"><text:tab/>l = 0</text:p>
      <text:p text:style-name="P3">finsi</text:p>
      <text:p text:style-name="P3"/>
      <text:p text:style-name="P3">tab[k] de dst ← tab[k] de src</text:p>
      <text:p text:style-name="P3">lgm de dst ← lgm de src</text:p>
      <text:p text:style-name="P3"/>
      <text:p text:style-name="P3">ecrireMot(dst)</text:p>
      <text:p text:style-name="P1"><text:tab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49:18.855215773</meta:creation-date>
    <dc:date>2019-01-08T11:02:05.350821192</dc:date>
    <meta:editing-duration>PT12M46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62" meta:word-count="266" meta:character-count="1264" meta:non-whitespace-character-count="1024"/>
  </office:meta>
</office:document-meta>
</file>